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7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style-name="Default"/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832.86">
            <text:p>832.86</text:p>
          </table:table-cell>
          <table:table-cell table:style-name="Default" office:value-type="float" office:value="449.27">
            <text:p>449.27</text:p>
          </table:table-cell>
          <table:table-cell table:formula="of:=+[.L2]/[.K2]" office:value-type="percentage" office:value="0.539430396465192">
            <text:p>54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damaged</text:p>
          </table:table-cell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817.81">
            <text:p>817.81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Chck F</text:p>
          </table:table-cell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17.49">
            <text:p>717.49</text:p>
          </table:table-cell>
          <table:table-cell table:style-name="Default" office:value-type="float" office:value="425.14">
            <text:p>425.14</text:p>
          </table:table-cell>
          <table:table-cell table:formula="of:=+[.L4]/[.K4]" office:value-type="percentage" office:value="0.592537875092336">
            <text:p>59%</text:p>
          </table:table-cell>
          <table:table-cell table:number-columns-repeated="1011"/>
        </table:table-row>
        <table:table-row table:style-name="ro6">
          <table:table-cell table:style-name="Default"/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591.88">
            <text:p>591.88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good</text:p>
          </table:table-cell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53.69">
            <text:p>753.69</text:p>
          </table:table-cell>
          <table:table-cell table:style-name="Default" office:value-type="float" office:value="450.05">
            <text:p>450.05</text:p>
          </table:table-cell>
          <table:table-cell table:formula="of:=+[.L6]/[.K6]" office:value-type="percentage" office:value="0.597128793005082">
            <text:p>60%</text:p>
          </table:table-cell>
          <table:table-cell table:number-columns-repeated="1011"/>
        </table:table-row>
        <table:table-row table:style-name="ro6">
          <table:table-cell table:style-name="Default"/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6.1">
            <text:p>16.1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48.42">
            <text:p>548.42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8]/[.K8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9]/[.K9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10]/[.K10]" office:value-type="percentage" office:value="0">
            <text:p>#DIV/0!</text:p>
          </table:table-cell>
          <table:table-cell table:number-columns-repeated="1011"/>
        </table:table-row>
        <table:table-row table:style-name="ro7" table:number-rows-repeated="3">
          <table:table-cell table:number-columns-repeated="6"/>
          <table:table-cell table:content-validation-name="val1"/>
          <table:table-cell table:content-validation-name="val3"/>
          <table:table-cell table:number-columns-repeated="1016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26:36.48</dc:date>
    <dc:creator>Lawrence Perepolkin</dc:creator>
    <meta:editing-duration>PT9H45M56S</meta:editing-duration>
    <meta:editing-cycles>42</meta:editing-cycles>
    <meta:generator>OpenOffice/4.1.12$Win32 OpenOffice.org_project/4112m1$Build-9809</meta:generator>
    <meta:document-statistic meta:table-count="3" meta:cell-count="156" meta:object-count="0"/>
  </office:meta>
</office:document-meta>
</file>